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style>
    <style:style style:name="P2" style:family="paragraph" style:parent-style-name="Standard">
      <style:paragraph-properties fo:margin-left="0in" fo:margin-right="0in" fo:orphans="2" fo:widows="2" fo:text-indent="0in" style:auto-text-inden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ser Management:</text:p>
      <text:p text:style-name="P1"/>
      <text:p text:style-name="P1">Registration, login, and forgot password features for users (integration with Clerk will be provided).</text:p>
      <text:p text:style-name="P1">Logging the IP addresses of the last 10 users who logged in (this feature is available).</text:p>
      <text:p text:style-name="P1">I want to see people with table in admin panel edit them gift them subscription</text:p>
      <text:p text:style-name="P1"/>
      <text:p text:style-name="P1">Stripe :</text:p>
      <text:p text:style-name="P1">The ability to change the key used for payments in the admin panel.</text:p>
      <text:p text:style-name="P1">Stripe integration for premium subscriptions.</text:p>
      <text:p text:style-name="P1">IMG:</text:p>
      <text:p text:style-name="P1">Image resolution enhancement (A fal.ai key will be provided for AURA SR integration).</text:p>
      <text:p text:style-name="P1">IMG Hub (There will be custom commands in the UI, which I will provide. It will generate 4 images similar to Midjourney, using flux with a key from fal.ai).</text:p>
      <text:p text:style-name="P1">Translate:</text:p>
      <text:p text:style-name="P1">It will use chatgpt 4o-mini to translate from one language to another in the existing UI.</text:p>
      <text:p text:style-name="P1">Multi-LLM Chatbot integration: Togheter AI, Claude, Gemini, ChatGPT, DeepSeek.</text:p>
      <text:p text:style-name="P1">I will enter the API and model for each in the admin panel, and users will be able to select and use them in the chatbot. Premium members will have unlimited access, while free members will have limited access.</text:p>
      <text:p text:style-name="P1"/>
      <text:p text:style-name="P1">Chatbot Features:</text:p>
      <text:p text:style-name="P1"/>
      <text:p text:style-name="P1">Ability to select prompts.</text:p>
      <text:p text:style-name="P1">Option to upload images.</text:p>
      <text:p text:style-name="P1">Ultra rag integration with Mem0 (for file uploads).</text:p>
      <text:p text:style-name="P1">Chat history.</text:p>
      <text:p text:style-name="P1">System prompt settings.</text:p>
      <text:p text:style-name="P1">Temperature control.</text:p>
      <text:p text:style-name="P1">Ability to save chats as PNG or JPG.</text:p>
      <text:p text:style-name="P1">MoA mode - Weather mode - Stock mode</text:p>
      <text:p text:style-name="P1">Preview</text:p>
      <text:p text:style-name="P1"/>
      <text:p text:style-name="P1"/>
      <text:p text:style-name="P1"/>
      <text:p text:style-name="P1"/>
      <text:p text:style-name="P1">Here are some open-source AI image generators you can use:</text:p>
      <text:p text:style-name="P1"/>
      <text:p text:style-name="P1">1. **Stable Diffusion**: A powerful, open-source model for generating high-quality images from text prompts. It’s highly customizable and can produce diverse and detailed images. [Stable Diffusion GitHub](https://github.com/CompVis/stable-diffusion)</text:p>
      <text:p text:style-name="P1"/>
      <text:p text:style-name="P1">2. **DeepArt.io**: An open-source project that uses neural networks to create art from your photos. [DeepArt GitHub](https://github.com/DeepArtIO)</text:p>
      <text:p text:style-name="P1"/>
      <text:p text:style-name="P1">3. **Artbreeder**: While not fully open-source, Artbreeder allows users to create and manipulate images through genetic algorithms. [Artbreeder GitHub](https://github.com/artbreeder)</text:p>
      <text:p text:style-name="P1"/>
      <text:p text:style-name="P1">4. **RunwayML**: Provides a range of open-source AI models for image generation, including tools for image synthesis and manipulation. [RunwayML GitHub](https://github.com/runwayml)</text:p>
      <text:p text:style-name="P1"><text:soft-page-break/></text:p>
      <text:p text:style-name="P1">5. **Craiyon (formerly DALL-E Mini)**: A smaller, open-source version of the DALL-E model for generating images from text prompts. [Craiyon GitHub](https://github.com/borisdayma/dalle-mini)</text:p>
      <text:p text:style-name="P1"/>
      <text:p text:style-name="P1">These tools offer various features and capabilities, so you might want to explore each one to find the best fit for your needs.</text:p>
      <text:p text:style-name="P1"/>
      <text:p text:style-name="P1"/>
      <text:p text:style-name="P1"/>
      <text:p text:style-name="P1">Yes, there are several AI tools and platforms that can help you generate high-quality images for your blog:</text:p>
      <text:p text:style-name="P1"/>
      <text:p text:style-name="P1">1. **DALL-E by OpenAI**: This tool can generate images from textual descriptions. You can provide a description of the image you want, and DALL-E will create it for you. [DALL-E](https://www.openai.com/dall-e)</text:p>
      <text:p text:style-name="P1"/>
      <text:p text:style-name="P1">2. **Midjourney**: An AI that generates artistic and creative images based on text prompts. It’s great for creating unique and visually appealing images. [Midjourney](https://www.midjourney.com)</text:p>
      <text:p text:style-name="P1"/>
      <text:p text:style-name="P1">3. **Stable Diffusion**: An open-source model that can generate images from text descriptions. It's versatile and can be used for various types of images. [Stable Diffusion](https://stablediffusionweb.com)</text:p>
      <text:p text:style-name="P1"/>
      <text:p text:style-name="P1">4. **Canva**: Canva offers an AI-powered design tool that can help create and edit images, including generating design elements. [Canva](https://www.canva.com)</text:p>
      <text:p text:style-name="P1"/>
      <text:p text:style-name="P1">5. **Artbreeder**: This platform allows you to create and explore new images by blending existing ones using AI. [Artbreeder](https://www.artbreeder.com)</text:p>
      <text:p text:style-name="P1"/>
      <text:p text:style-name="P1">6. **Deep Dream Generator**: This tool uses neural networks to create unique, dream-like images based on your inputs. [Deep Dream Generator](https://deepdreamgenerator.com)</text:p>
      <text:p text:style-name="P1"/>
      <text:p text:style-name="P1">These tools can help you create eye-catching and relevant images for your blog, enhancing visual appeal and engagemen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10T21:09:41.801000000</meta:creation-date>
    <dc:date>2024-08-11T12:04:33.486000000</dc:date>
    <meta:editing-duration>PT4M31S</meta:editing-duration>
    <meta:editing-cycles>3</meta:editing-cycles>
    <meta:generator>LibreOffice/24.2.4.2$Windows_X86_64 LibreOffice_project/51a6219feb6075d9a4c46691dcfe0cd9c4fff3c2</meta:generator>
    <meta:document-statistic meta:table-count="0" meta:image-count="0" meta:object-count="0" meta:page-count="2" meta:paragraph-count="39" meta:word-count="531" meta:character-count="3740" meta:non-whitespace-character-count="3248"/>
  </office:meta>
</office:document-meta>
</file>